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Helvetica" svg:font-family="Helvetica" style:font-family-generic="swiss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center" style:justify-single-word="false" style:text-autospace="none">
        <style:tab-stops>
          <style:tab-stop style:position="6.5in" style:type="right"/>
        </style:tab-stops>
      </style:paragraph-properties>
      <style:text-properties fo:color="#000000" style:text-outline="false" style:text-position="0% 100%" style:font-name="Helvetica" fo:font-size="14pt" fo:letter-spacing="normal" style:text-underline-style="none" style:letter-kerning="false" style:font-name-asian="Helvetica" style:font-size-asian="14pt" style:font-name-complex="Helvetica" style:font-size-complex="14pt"/>
    </style:style>
    <style:style style:name="P2" style:family="paragraph" style:parent-style-name="Standard" style:list-style-name="">
      <style:paragraph-properties fo:text-align="center" style:justify-single-word="false" style:text-autospace="none">
        <style:tab-stops>
          <style:tab-stop style:position="6.5in" style:type="right"/>
        </style:tab-stops>
      </style:paragraph-properties>
      <style:text-properties fo:color="#000000" style:text-outline="false" style:text-position="0% 100%" style:font-name="Helvetica" fo:font-size="10pt" fo:letter-spacing="normal" style:text-underline-style="none" fo:font-weight="bold" style:letter-kerning="false" style:font-name-asian="Helvetica" style:font-size-asian="10pt" style:font-weight-asian="bold" style:font-name-complex="Helvetica" style:font-size-complex="10pt" style:font-weight-complex="bold"/>
    </style:style>
    <style:style style:name="P3" style:family="paragraph" style:parent-style-name="Standard" style:list-style-name="">
      <style:paragraph-properties fo:text-align="center" style:justify-single-word="false" style:text-autospace="none">
        <style:tab-stops>
          <style:tab-stop style:position="6.5in" style:type="right"/>
        </style:tab-stops>
      </style:paragraph-properties>
      <style:text-properties fo:color="#000000" style:text-outline="false" style:text-position="0% 100%" style:font-name="Helvetica" fo:font-size="10pt" fo:letter-spacing="normal" style:text-underline-style="none" fo:font-weight="normal" style:letter-kerning="false" style:font-name-asian="Helvetica" style:font-size-asian="10pt" style:font-weight-asian="normal" style:font-name-complex="Helvetica" style:font-size-complex="10pt" style:font-weight-complex="normal"/>
    </style:style>
    <style:style style:name="P4" style:family="paragraph" style:parent-style-name="Standard" style:list-style-name="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text-outline="false" style:text-position="0% 100%" style:font-name="Helvetica" fo:font-size="12pt" fo:letter-spacing="normal" style:text-underline-style="none" fo:font-weight="bold" style:letter-kerning="false" style:font-name-asian="Helvetica" style:font-size-asian="12pt" style:font-weight-asian="bold" style:font-name-complex="Helvetica" style:font-size-complex="12pt" style:font-weight-complex="bold"/>
    </style:style>
    <style:style style:name="P5" style:family="paragraph" style:parent-style-name="Standard" style:list-style-name="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text-outline="false" style:text-position="0% 100%" style:font-name="Helvetica" fo:font-size="9pt" fo:letter-spacing="normal" style:text-underline-style="none" fo:font-weight="bold" style:letter-kerning="false" style:font-name-asian="Helvetica" style:font-size-asian="9pt" style:font-weight-asian="bold" style:font-name-complex="Helvetica" style:font-size-complex="9pt" style:font-weight-complex="bold"/>
    </style:style>
    <style:style style:name="P6" style:family="paragraph" style:parent-style-name="Standard" style:list-style-name="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text-outline="false" style:text-position="0% 100%" style:font-name="Helvetica" fo:font-size="9pt" fo:letter-spacing="normal" style:text-underline-style="none" fo:font-weight="normal" style:letter-kerning="false" style:font-name-asian="Helvetica" style:font-size-asian="9pt" style:font-weight-asian="normal" style:font-name-complex="Helvetica" style:font-size-complex="9pt" style:font-weight-complex="normal"/>
    </style:style>
    <style:style style:name="P7" style:family="paragraph" style:parent-style-name="Standard" style:list-style-name="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text-outline="false" style:text-position="0% 100%" style:font-name="Helvetica" fo:font-size="9pt" fo:letter-spacing="normal" fo:font-style="italic" style:text-underline-style="none" fo:font-weight="normal" style:letter-kerning="false" style:font-name-asian="Helvetica" style:font-size-asian="9pt" style:font-style-asian="italic" style:font-weight-asian="normal" style:font-name-complex="Helvetica" style:font-size-complex="9pt" style:font-style-complex="italic" style:font-weight-complex="normal"/>
    </style:style>
    <style:style style:name="P8" style:family="paragraph" style:parent-style-name="Standard" style:list-style-name="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text-outline="false" style:text-position="0% 100%" style:font-name="Helvetica" fo:font-size="9pt" fo:letter-spacing="normal" fo:font-style="normal" style:text-underline-style="none" fo:font-weight="normal" style:letter-kerning="false" style:font-name-asian="Helvetica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P9" style:family="paragraph" style:parent-style-name="Standard" style:list-style-name="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text-outline="false" style:text-position="0% 100%" style:font-name="Helvetica" fo:font-size="9pt" fo:letter-spacing="normal" fo:font-style="normal" style:text-underline-style="none" fo:font-weight="bold" style:letter-kerning="false" style:font-name-asian="Helvetica" style:font-size-asian="9pt" style:font-style-asian="normal" style:font-weight-asian="bold" style:font-name-complex="Helvetica" style:font-size-complex="9pt" style:font-style-complex="normal" style:font-weight-complex="bold"/>
    </style:style>
    <style:style style:name="P10" style:family="paragraph" style:parent-style-name="Standard" style:list-style-name="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text-outline="false" style:text-position="0% 100%" style:font-name="Monaco" fo:font-size="9pt" fo:letter-spacing="normal" style:text-underline-style="none" fo:font-weight="normal" style:letter-kerning="false" style:font-name-asian="Monaco" style:font-size-asian="9pt" style:font-weight-asian="normal" style:font-name-complex="Monaco" style:font-size-complex="9pt" style:font-weight-complex="normal"/>
    </style:style>
    <style:style style:name="P11" style:family="paragraph" style:parent-style-name="Standard" style:list-style-name="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12" style:family="paragraph" style:parent-style-name="Standard" style:list-style-name="">
      <style:paragraph-properties style:text-autospace="none"/>
    </style:style>
    <style:style style:name="T1" style:family="text">
      <style:text-properties style:use-window-font-color="true" style:text-outline="false" style:text-position="0% 100%" style:font-name="Helvetica" fo:font-size="9pt" fo:letter-spacing="normal" fo:font-style="italic" style:text-underline-style="none" fo:font-weight="bold" style:letter-kerning="false" style:font-name-asian="Helvetica" style:font-size-asian="9pt" style:font-style-asian="italic" style:font-weight-asian="bold" style:font-name-complex="Helvetica" style:font-size-complex="9pt" style:font-style-complex="italic" style:font-weight-complex="bold"/>
    </style:style>
    <style:style style:name="T2" style:family="text">
      <style:text-properties style:use-window-font-color="true" style:text-outline="false" style:text-position="0% 100%" style:font-name="Helvetica" fo:font-size="9pt" fo:letter-spacing="normal" fo:font-style="italic" style:text-underline-style="none" fo:font-weight="normal" style:letter-kerning="false" style:font-name-asian="Helvetica" style:font-size-asian="9pt" style:font-style-asian="italic" style:font-weight-asian="normal" style:font-name-complex="Helvetica" style:font-size-complex="9pt" style:font-style-complex="italic" style:font-weight-complex="normal"/>
    </style:style>
    <style:style style:name="T3" style:family="text">
      <style:text-properties style:use-window-font-color="true" style:text-outline="false" style:text-position="0% 100%" style:font-name="Helvetica" fo:font-size="9pt" fo:letter-spacing="normal" fo:font-style="normal" style:text-underline-style="none" fo:font-weight="normal" style:letter-kerning="false" style:font-name-asian="Helvetica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T4" style:family="text">
      <style:text-properties style:use-window-font-color="true" style:text-outline="false" style:text-position="0% 100%" style:font-name="Helvetica" fo:font-size="9pt" fo:letter-spacing="normal" fo:font-style="normal" style:text-underline-style="solid" style:text-underline-width="auto" style:text-underline-color="font-color" fo:font-weight="normal" style:letter-kerning="false" style:font-name-asian="Helvetica" style:font-size-asian="9pt" style:font-style-asian="normal" style:font-weight-asian="normal" style:font-name-complex="Helvetica" style:font-size-complex="9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 Design Document</text:p>
      <text:p text:style-name="P2">CS6441 Database Management Systems</text:p>
      <text:p text:style-name="P3">Team 2</text:p>
      <text:p text:style-name="P3">Ibou Diallo</text:p>
      <text:p text:style-name="P3">Aaron Woods</text:p>
      <text:p text:style-name="P3">David Liu</text:p>
      <text:p text:style-name="P3">Samuel Crowell</text:p>
      <text:p text:style-name="P4"> Create Tables </text:p>
      <text:p text:style-name="P5">-- create company table</text:p>
      <text:p text:style-name="P6">CREATE TABLE company (</text:p>
      <text:p text:style-name="P6"><text:tab/>ticker varchar(25) NOT NULL,</text:p>
      <text:p text:style-name="P6"><text:tab/>company_name varchar(25),</text:p>
      <text:p text:style-name="P6"><text:tab/>street varchar(100),</text:p>
      <text:p text:style-name="P6"><text:tab/>city varchar(25),</text:p>
      <text:p text:style-name="P6"><text:tab/>state varchar(25),</text:p>
      <text:p text:style-name="P6"><text:tab/>zip varchar(25),</text:p>
      <text:p text:style-name="P6"><text:tab/>country varchar(25) NOT NULL,</text:p>
      <text:p text:style-name="P6"><text:tab/>PRIMARY KEY (ticker)</text:p>
      <text:p text:style-name="P6">) ENGINE=InnoDB DEFAULT CHARSET=latin1;</text:p>
      <text:p text:style-name="P6"/>
      <text:p text:style-name="P5">-- create transaction table</text:p>
      <text:p text:style-name="P6">CREATE TABLE transactions (</text:p>
      <text:p text:style-name="P6"><text:tab/>ticker varchar(25) NOT NULL,</text:p>
      <text:p text:style-name="P6"><text:tab/>date date NOT NULL,</text:p>
      <text:p text:style-name="P6"><text:tab/>open decimal(10,2),</text:p>
      <text:p text:style-name="P6"><text:tab/>high decimal(25,2),</text:p>
      <text:p text:style-name="P6"><text:tab/>low decimal(25,2),</text:p>
      <text:p text:style-name="P6"><text:tab/>close decimal(10,2),</text:p>
      <text:p text:style-name="P6"><text:tab/>volume int(10),</text:p>
      <text:p text:style-name="P6"><text:tab/>PRIMARY KEY (ticker,date)</text:p>
      <text:p text:style-name="P6">) ENGINE=InnoDB DEFAULT CHARSET=latin1; </text:p>
      <text:p text:style-name="P6">ALTER TABLE transactions</text:p>
      <text:p text:style-name="P6"><text:tab/>ADD FOREIGN KEY (ticker) </text:p>
      <text:p text:style-name="P6"><text:tab/>REFERENCES company (TICKER);</text:p>
      <text:p text:style-name="P6"/>
      <text:p text:style-name="P5">-- create users table</text:p>
      <text:p text:style-name="P6">CREATE TABLE `users` (</text:p>
      <text:p text:style-name="P6"><text:s text:c="2"/>`username` varchar(25) NOT NULL,</text:p>
      <text:p text:style-name="P6"><text:s text:c="2"/>`last_name` varchar(100) NOT NULL,</text:p>
      <text:p text:style-name="P6"><text:s text:c="2"/>`first_name` varchar(100) NOT NULL,</text:p>
      <text:p text:style-name="P6"><text:s text:c="2"/>`register_time` timestamp NOT NULL DEFAULT CURRENT_TIMESTAMP(),</text:p>
      <text:p text:style-name="P6"><text:s text:c="2"/>`login_time` timestamp DEFAULT NULL,</text:p>
      <text:p text:style-name="P6"><text:s text:c="2"/>`email` varchar(25) NOT NULL,</text:p>
      <text:p text:style-name="P6"><text:s text:c="2"/>`passwd` varchar(32) DEFAULT NULL,</text:p>
      <text:p text:style-name="P6"><text:s text:c="2"/>PRIMARY KEY (`username`)</text:p>
      <text:p text:style-name="P6">) ENGINE=InnoDB DEFAULT CHARSET=latin1;</text:p>
      <text:p text:style-name="P6"/>
      <text:p text:style-name="P5">-- create searches table</text:p>
      <text:p text:style-name="P6">CREATE TABLE `searches` (</text:p>
      <text:p text:style-name="P6"><text:s text:c="2"/>`query` varchar(25) NOT NULL,</text:p>
      <text:p text:style-name="P6"><text:s text:c="2"/>`date_performed` timestamp NOT NULL,</text:p>
      <text:p text:style-name="P6"><text:s text:c="2"/>`username` varchar(25) NOT NULL,</text:p>
      <text:p text:style-name="P6"><text:s text:c="2"/>`results` varchar(400) DEFAULT NULL,</text:p>
      <text:p text:style-name="P6"><text:s text:c="2"/>PRIMARY KEY (`query`,`date_performed`,`username`),</text:p>
      <text:p text:style-name="P6"><text:s text:c="2"/>KEY `username` (`username`),</text:p>
      <text:p text:style-name="P6"><text:s text:c="2"/>CONSTRAINT `searches_ibfk_1` FOREIGN KEY (`username`) REFERENCES `users` (`username`)</text:p>
      <text:p text:style-name="P6">) ENGINE=InnoDB DEFAULT CHARSET=latin1</text:p>
      <text:p text:style-name="P6"/>
      <text:p text:style-name="P10"><text:soft-page-break/></text:p>
      <text:p text:style-name="P4">Load Sample Data</text:p>
      <text:p text:style-name="P6"/>
      <text:p text:style-name="P11"><text:span text:style-name="T1">-- Loading company info table</text:span><text:span text:style-name="T2"> </text:span><text:span text:style-name="T3">INSERT INTO company(ticker, company_name, street, city, state, zip, country) VALUES ('AAPL', 'Apple', '1 Infinite Loop', 'Cupertino', 'CA', '95014', 'United States');</text:span></text:p>
      <text:p text:style-name="P8">INSERT INTO company(ticker, company_name, street, city, state, zip, country) VALUES ('AMD', 'AMD', '1 Amd Place', 'Sunnyvale', 'CA', '94088', 'United States');</text:p>
      <text:p text:style-name="P8">INSERT INTO company(ticker, company_name, street, city, state, zip, country) VALUES ('AMZN', 'Amazon', '410 Terry Avenue North', 'Seattle', 'WA', '98109', 'United States');</text:p>
      <text:p text:style-name="P8">INSERT INTO company(ticker, company_name, street, city, state, zip, country) VALUES ('AOL', 'AOL', '770 Broadway', 'New York', 'NY', '10003', 'United States');</text:p>
      <text:p text:style-name="P8">INSERT INTO company(ticker, company_name, street, city, state, zip, country) VALUES ('BIDU', 'Baidu.com', 'Shangdi 10th Street', 'Haidian District', 'Beijing', '100085', 'China');</text:p>
      <text:p text:style-name="P8">INSERT INTO company(ticker, company_name, street, city, state, zip, country) VALUES ('EMC', 'EMC Corporation', '176 South Street', 'Hopkinton', 'MA', '01748', 'United States');</text:p>
      <text:p text:style-name="P8">INSERT INTO company(ticker, company_name, street, city, state, zip, country) VALUES ('FB', 'Facebook', '1 Hacker Way', 'Menlo Park', 'CA', '94025', 'United States');</text:p>
      <text:p text:style-name="P8">INSERT INTO company(ticker, company_name, street, city, state, zip, country) VALUES ('GOOG', 'Google', '1600 Amphitheatre Parkway', 'Mountain View', 'CA', '94043', 'United States');</text:p>
      <text:p text:style-name="P8">INSERT INTO company(ticker, company_name, street, city, state, zip, country) VALUES ('IBM', 'IBM', '1 New Orchard Road', 'Armonk', 'NY', '10504', 'United States');</text:p>
      <text:p text:style-name="P8">INSERT INTO company(ticker, company_name, street, city, state, zip, country) VALUES ('INTC', 'Intel', '2200 Mission College Blvd', 'Santa Clara', 'CA', '95052', 'United States');</text:p>
      <text:p text:style-name="P8"/>
      <text:p text:style-name="P7"/>
      <text:p text:style-name="P11"><text:span text:style-name="T1">-- Sample data for loading into transactions table</text:span><text:span text:style-name="T3"> INSERT INTO transactions(ticker, date, open, high, low, close, volume) VALUES ('AAPL', '2000-01-03', 105, 122, 87, 26, 23688100);</text:span></text:p>
      <text:p text:style-name="P8">INSERT INTO transactions(ticker, date, open, high, low, close, volume) VALUES ('AAPL', '2000-02-01', 104, 120, 97, 29, 13741000);</text:p>
      <text:p text:style-name="P8">INSERT INTO transactions(ticker, date, open, high, low, close, volume) VALUES ('AAPL', '2000-03-01', 119, 150, 114, 34, 14143500);</text:p>
      <text:p text:style-name="P8">INSERT INTO transactions(ticker, date, open, high, low, close, volume) VALUES ('AMZN', '2012-05-01', 229, 233, 207, 213, 4441700);</text:p>
      <text:p text:style-name="P8">INSERT INTO transactions(ticker, date, open, high, low, close, volume) VALUES ('AMZN', '2012-06-01', 208, 228, 206, 228, 3302800);</text:p>
      <text:p text:style-name="P8">INSERT INTO transactions(ticker, date, open, high, low, close, volume) VALUES ('AMZN', '2012-07-02', 229, 241, 213, 233, 3847300);</text:p>
      <text:p text:style-name="P8">INSERT INTO transactions(ticker, date, open, high, low, close, volume) VALUES ('AMZN', '2012-08-01', 234, 250, 229, 248, 2762600);</text:p>
      <text:p text:style-name="P7"/>
      <text:p text:style-name="P9">-- Sample of users data insert with MD5 hash</text:p>
      <text:p text:style-name="P8">INSERT INTO users2</text:p>
      <text:p text:style-name="P8"><text:tab/>(username, last_name, first_name, login_time, email, passwd)</text:p>
      <text:p text:style-name="P8">VALUES </text:p>
      <text:p text:style-name="P11"><text:span text:style-name="T3"><text:tab/>('doej', 'Doe', 'John', SYSDATE(), '</text:span><text:a xlink:type="simple" xlink:href="mailto:jdoe@msstate.edu"><text:span text:style-name="T4">jdoe@msstate.edu</text:span></text:a><text:span text:style-name="T3">', MD5('password'));</text:span></text:p>
      <text:p text:style-name="P8"/>
      <text:p text:style-name="P11"><text:span text:style-name="T1">-- Sample of search history table inserts</text:span><text:span text:style-name="T3"> INSERT INTO searches</text:span></text:p>
      <text:p text:style-name="P8"><text:tab/>(query, date_performed, username, results)</text:p>
      <text:p text:style-name="P8">VALUES </text:p>
      <text:p text:style-name="P12"><text:span text:style-name="T3"><text:tab/>('APPL', SYSDATE(), 'doej', 'SUCCESS'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Helvetica" svg:font-family="Helvetica" style:font-family-generic="swiss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8T17:22:03</meta:creation-date>
    <dc:date>2012-11-08T17:22:56</dc:date>
    <meta:editing-duration>P0D</meta:editing-duration>
    <meta:editing-cycles>1</meta:editing-cycles>
    <meta:document-statistic meta:table-count="0" meta:image-count="0" meta:object-count="0" meta:page-count="2" meta:paragraph-count="81" meta:word-count="568" meta:character-count="4573" meta:non-whitespace-character-count="4028"/>
    <meta:generator>LibreOffice/3.5$Linux_X86_64 LibreOffice_project/350m1$Build-2</meta:generator>
  </office:meta>
</office:document-meta>
</file>